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reeMono" svg:font-family="FreeMon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Mon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4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ffff" style:font-name="FreeMono"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Mono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FreeMono"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Free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number-columns-repeated="3" table:default-cell-style-name="ce16"/>
        <table:table-column table:style-name="co2" table:number-columns-repeated="59" table:default-cell-style-name="ce18"/>
        <table:table-column table:style-name="co2" table:number-columns-repeated="961" table:default-cell-style-name="ce16"/>
        <table:table-row table:style-name="ro1">
          <table:table-cell table:style-name="ce1"/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cont</text:p>
          </table:table-cell>
          <table:table-cell table:style-name="ce4" office:value-type="string" calcext:value-type="string">
            <text:p>result</text:p>
          </table:table-cell>
          <table:table-cell table:style-name="ce22" table:number-columns-repeated="59"/>
          <table:table-cell table:style-name="ce4" table:number-columns-repeated="961"/>
        </table:table-row>
        <table:table-row table:style-name="ro1">
          <table:table-cell table:style-name="ce2"/>
          <table:table-cell table:style-name="ce14" office:value-type="string" calcext:value-type="string">
            <text:p>long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string" calcext:value-type="string">
            <text:p>long</text:p>
          </table:table-cell>
          <table:table-cell table:style-name="ce11" table:number-columns-repeated="59"/>
          <table:table-cell table:style-name="ce14" table:number-columns-repeated="96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1">
            <text:p>fun2</text:p>
          </table:table-cell>
          <table:covered-table-cell table:style-name="ce14"/>
          <table:covered-table-cell table:style-name="ce26"/>
          <table:table-cell table:style-name="ce11" table:number-columns-repeated="59"/>
          <table:table-cell table:style-name="ce26" table:number-columns-repeated="96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9734" calcext:value-type="float">
            <text:p>9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9734" calcext:value-type="float">
            <text:p>9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fun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while</text:p>
          </table:table-cell>
          <table:covered-table-cell table:style-name="ce8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 table:number-columns-spanned="2" table:number-rows-spanned="1">
            <text:p>salida while</text:p>
          </table:table-cell>
          <table:covered-table-cell table:style-name="ce8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 table:number-columns-spanned="2" table:number-rows-spanned="1">
            <text:p>salida fun1</text:p>
          </table:table-cell>
          <table:covered-table-cell table:style-name="ce6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9734" calcext:value-type="float">
            <text:p>97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9734" calcext:value-type="float">
            <text:p>97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 table:number-columns-spanned="3" table:number-rows-spanned="1">
            <text:p>while</text:p>
          </table:table-cell>
          <table:covered-table-cell table:number-columns-repeated="2" table:style-name="ce6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70" calcext:value-type="float">
            <text:p>4370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4379" calcext:value-type="float">
            <text:p>4379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 table:number-columns-spanned="3" table:number-rows-spanned="1">
            <text:p>salida whi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 table:number-columns-spanned="3" table:number-rows-spanned="1">
            <text:p>Return: 4379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 table:number-columns-spanned="3" table:number-rows-spanned="1">
            <text:p>salida fun2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9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1">
          <table:table-cell table:style-name="ce10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2" table:number-rows-repeated="202">
          <table:table-cell table:style-name="ce11"/>
          <table:table-cell table:style-name="ce18" table:number-columns-repeated="3"/>
          <table:table-cell table:number-columns-repeated="59"/>
          <table:table-cell table:style-name="ce18" table:number-columns-repeated="961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, Calibri" style:font-family-generic="swiss"/>
    <style:font-face style:name="FreeMono" svg:font-family="FreeMon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9:02:10.5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2:37:09.960000000</meta:creation-date>
    <dc:date>2021-10-29T09:03:35.460000000</dc:date>
    <meta:editing-duration>PT56M14S</meta:editing-duration>
    <meta:editing-cycles>33</meta:editing-cycles>
    <meta:generator>LibreOffice/7.1.4.2$Windows_X86_64 LibreOffice_project/a529a4fab45b75fefc5b6226684193eb000654f6</meta:generator>
    <meta:document-statistic meta:table-count="1" meta:cell-count="76" meta:object-count="0"/>
  </office:meta>
</office:document-meta>
</file>